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nstallations:<text:line-break/></text:p>
      <text:list xml:id="list4132129262391494675" text:style-name="L1">
        <text:list-item>
          <text:p text:style-name="P3">Update Java to version 21</text:p>
        </text:list-item>
        <text:list-item>
          <text:p text:style-name="P3">Download ans install Gradle 8.5 or above</text:p>
        </text:list-item>
        <text:list-item>
          <text:p text:style-name="P3">Docker Desktop is already installed in the VM</text:p>
        </text:list-item>
        <text:list-item>
          <text:p text:style-name="P3">Enable Kubernetes in Docker Desktop</text:p>
        </text:list-item>
        <text:list-item>
          <text:p text:style-name="P3">Download, install and configure PostgreSQL</text:p>
        </text:list-item>
        <text:list-item>
          <text:p text:style-name="P3">Setup Kafka using Docker (<text:a xlink:type="simple" xlink:href="https://learn.conduktor.io/kafka/how-to-start-kafka-using-docker/" text:style-name="Internet_20_link" text:visited-style-name="Visited_20_Internet_20_Link">https://learn.conduktor.io/kafka/how-to-start-kafka-using-docker/</text:a>)</text:p>
        </text:list-item>
      </text:list>
      <text:p text:style-name="Standard"/>
      <text:p text:style-name="Standard">Microservices Setup</text:p>
      <text:p text:style-name="Standard"/>
      <text:list xml:id="list34584252484244354" text:style-name="L2">
        <text:list-item>
          <text:p text:style-name="P4">User Service</text:p>
          <text:p text:style-name="P4">Use Spring Initializer(https://start.spring.io/) to generate projects with the following specifications:<text:line-break/>Project: Gradle-Groovy</text:p>
          <text:p text:style-name="P4">Language: Java</text:p>
          <text:p text:style-name="P4">SpringBoot: 3.4.3</text:p>
          <text:p text:style-name="P4">Packaging: Jar</text:p>
          <text:p text:style-name="P4">Java: 21</text:p>
          <text:p text:style-name="P4">Dependencies:Spring Web, Spring Security, Spring Data JPA, PostgreSQL, JWT </text:p>
        </text:list-item>
        <text:list-item>
          <text:p text:style-name="P4">Product Service</text:p>
          <text:p text:style-name="P4">Dependencies: Spring Web, Spring Data JPA, PostgreSQL </text:p>
        </text:list-item>
        <text:list-item>
          <text:p text:style-name="P4">Order Service:</text:p>
          <text:p text:style-name="P4">Dependencies: Spring Web, Spring Data JPA, Kafka </text:p>
        </text:list-item>
        <text:list-item>
          <text:p text:style-name="P4">Payment Service;<text:line-break/>Dependencies: Spring Web, Kafka</text:p>
        </text:list-item>
      </text:list>
      <text:p text:style-name="Standard"/>
      <text:p text:style-name="Standard">Project Structure</text:p>
      <text:p text:style-name="Standard"/>
      <text:p text:style-name="Standard">microservices/</text:p>
      <text:p text:style-name="Standard">├── build</text:p>
      <text:p text:style-name="Standard">│   └── reports</text:p>
      <text:p text:style-name="Standard">│   <text:s text:c="4"/>└── problems</text:p>
      <text:p text:style-name="Standard">│   <text:s text:c="8"/>└── problems-report.html</text:p>
      <text:p text:style-name="Standard">├── docker-compose.yml</text:p>
      <text:p text:style-name="Standard">├── k8s</text:p>
      <text:p text:style-name="Standard">│   ├── order-service-deployment.yaml</text:p>
      <text:p text:style-name="Standard">│   ├── order-service-service.yaml</text:p>
      <text:p text:style-name="Standard">│   ├── payment-service-deployment.yaml</text:p>
      <text:p text:style-name="Standard">│   ├── payment-service-service.yaml</text:p>
      <text:p text:style-name="Standard">│   ├── product-service-deployment.yaml</text:p>
      <text:p text:style-name="Standard">│   ├── product-service-service.yaml</text:p>
      <text:p text:style-name="Standard">│   ├── user-service-deployment.yaml</text:p>
      <text:p text:style-name="Standard">│   └── user-service-service.yaml</text:p>
      <text:p text:style-name="Standard">├── order-service</text:p>
      <text:p text:style-name="Standard">│   ├── Dockerfile</text:p>
      <text:p text:style-name="Standard">│   ├── HELP.md</text:p>
      <text:p text:style-name="Standard">│   ├── build</text:p>
      <text:p text:style-name="Standard">│   │   ├── classes</text:p>
      <text:p text:style-name="Standard">│   │   │   └── java</text:p>
      <text:p text:style-name="Standard"><text:soft-page-break/>│   │   │   <text:s text:c="4"/>├── main</text:p>
      <text:p text:style-name="Standard">│   │   │   <text:s text:c="4"/>│   └── com</text:p>
      <text:p text:style-name="Standard">│   │   │   <text:s text:c="4"/>│   <text:s text:c="4"/>└── example</text:p>
      <text:p text:style-name="Standard">│   │   │   <text:s text:c="4"/>│   <text:s text:c="8"/>└── order</text:p>
      <text:p text:style-name="Standard">│   │   │   <text:s text:c="4"/>│   <text:s text:c="12"/>├── OrderApplication.class</text:p>
      <text:p text:style-name="Standard">│   │   │   <text:s text:c="4"/>│   <text:s text:c="12"/>├── controllers</text:p>
      <text:p text:style-name="Standard">│   │   │   <text:s text:c="4"/>│   <text:s text:c="12"/>│   └── OrderController.class</text:p>
      <text:p text:style-name="Standard">│   │   │   <text:s text:c="4"/>│   <text:s text:c="12"/>├── entities</text:p>
      <text:p text:style-name="Standard">│   │   │   <text:s text:c="4"/>│   <text:s text:c="12"/>│   └── Order.class</text:p>
      <text:p text:style-name="Standard">│   │   │   <text:s text:c="4"/>│   <text:s text:c="12"/>├── kafka</text:p>
      <text:p text:style-name="Standard">│   │   │   <text:s text:c="4"/>│   <text:s text:c="12"/>│   └── OrderProducer.class</text:p>
      <text:p text:style-name="Standard">│   │   │   <text:s text:c="4"/>│   <text:s text:c="12"/>├── repositories</text:p>
      <text:p text:style-name="Standard">│   │   │   <text:s text:c="4"/>│   <text:s text:c="12"/>│   └── OrderRepository.class</text:p>
      <text:p text:style-name="Standard">│   │   │   <text:s text:c="4"/>│   <text:s text:c="12"/>└── services</text:p>
      <text:p text:style-name="Standard">│   │   │   <text:s text:c="4"/>│   <text:s text:c="16"/>└── OrderService.class</text:p>
      <text:p text:style-name="Standard">│   │   │   <text:s text:c="4"/>└── test</text:p>
      <text:p text:style-name="Standard">│   │   │   <text:s text:c="8"/>└── com</text:p>
      <text:p text:style-name="Standard">│   │   │   <text:s text:c="12"/>└── example</text:p>
      <text:p text:style-name="Standard">│   │   │   <text:s text:c="16"/>└── order</text:p>
      <text:p text:style-name="Standard">│   │   │   <text:s text:c="20"/>└── OrderApplicationTests.class</text:p>
      <text:p text:style-name="Standard">│   │   ├── generated</text:p>
      <text:p text:style-name="Standard">│   │   │   └── sources</text:p>
      <text:p text:style-name="Standard">│   │   │   <text:s text:c="4"/>├── annotationProcessor</text:p>
      <text:p text:style-name="Standard">│   │   │   <text:s text:c="4"/>│   └── java</text:p>
      <text:p text:style-name="Standard">│   │   │   <text:s text:c="4"/>│   <text:s text:c="4"/>├── main</text:p>
      <text:p text:style-name="Standard">│   │   │   <text:s text:c="4"/>│   <text:s text:c="4"/>└── test</text:p>
      <text:p text:style-name="Standard">│   │   │   <text:s text:c="4"/>└── headers</text:p>
      <text:p text:style-name="Standard">│   │   │   <text:s text:c="8"/>└── java</text:p>
      <text:p text:style-name="Standard">│   │   │   <text:s text:c="12"/>├── main</text:p>
      <text:p text:style-name="Standard">│   │   │   <text:s text:c="12"/>└── test</text:p>
      <text:p text:style-name="Standard">│   │   ├── libs</text:p>
      <text:p text:style-name="Standard">│   │   │   ├── order-service-1.0.0-plain.jar</text:p>
      <text:p text:style-name="Standard">│   │   │   └── order-service-1.0.0.jar</text:p>
      <text:p text:style-name="Standard">│   │   ├── reports</text:p>
      <text:p text:style-name="Standard">│   │   │   └── tests</text:p>
      <text:p text:style-name="Standard">│   │   │   <text:s text:c="4"/>└── test</text:p>
      <text:p text:style-name="Standard">│   │   │   <text:s text:c="8"/>├── classes</text:p>
      <text:p text:style-name="Standard">│   │   │   <text:s text:c="8"/>│   └── com.example.order.OrderApplicationTests.html</text:p>
      <text:p text:style-name="Standard">│   │   │   <text:s text:c="8"/>├── css</text:p>
      <text:p text:style-name="Standard">│   │   │   <text:s text:c="8"/>│   ├── base-style.css</text:p>
      <text:p text:style-name="Standard">│   │   │   <text:s text:c="8"/>│   └── style.css</text:p>
      <text:p text:style-name="Standard">│   │   │   <text:s text:c="8"/>├── index.html</text:p>
      <text:p text:style-name="Standard">│   │   │   <text:s text:c="8"/>├── js</text:p>
      <text:p text:style-name="Standard">│   │   │   <text:s text:c="8"/>│   └── report.js</text:p>
      <text:p text:style-name="Standard">│   │   │   <text:s text:c="8"/>└── packages</text:p>
      <text:p text:style-name="Standard">│   │   │   <text:s text:c="12"/>└── com.example.order.html</text:p>
      <text:p text:style-name="Standard">│   │   ├── resources</text:p>
      <text:p text:style-name="Standard">│   │   │   ├── main</text:p>
      <text:p text:style-name="Standard">│   │   │   │   ├── application.yml</text:p>
      <text:p text:style-name="Standard">│   │   │   │   ├── static</text:p>
      <text:p text:style-name="Standard">│   │   │   │   └── templates</text:p>
      <text:p text:style-name="Standard">│   │   │   └── test</text:p>
      <text:p text:style-name="Standard"><text:soft-page-break/>│   │   │   <text:s text:c="4"/>└── application-test.yml</text:p>
      <text:p text:style-name="Standard">│   │   ├── test-results</text:p>
      <text:p text:style-name="Standard">│   │   │   └── test</text:p>
      <text:p text:style-name="Standard">│   │   │   <text:s text:c="4"/>├── TEST-com.example.order.OrderApplicationTests.xml</text:p>
      <text:p text:style-name="Standard">│   │   │   <text:s text:c="4"/>└── binary</text:p>
      <text:p text:style-name="Standard">│   │   │   <text:s text:c="8"/>├── output.bin</text:p>
      <text:p text:style-name="Standard">│   │   │   <text:s text:c="8"/>├── output.bin.idx</text:p>
      <text:p text:style-name="Standard">│   │   │   <text:s text:c="8"/>└── results.bin</text:p>
      <text:p text:style-name="Standard">│   │   └── tmp</text:p>
      <text:p text:style-name="Standard">│   │   <text:s text:c="4"/>├── bootJar</text:p>
      <text:p text:style-name="Standard">│   │   <text:s text:c="4"/>│   └── MANIFEST.MF</text:p>
      <text:p text:style-name="Standard">│   │   <text:s text:c="4"/>├── compileJava</text:p>
      <text:p text:style-name="Standard">│   │   <text:s text:c="4"/>│   └── previous-compilation-data.bin</text:p>
      <text:p text:style-name="Standard">│   │   <text:s text:c="4"/>├── compileTestJava</text:p>
      <text:p text:style-name="Standard">│   │   <text:s text:c="4"/>│   └── previous-compilation-data.bin</text:p>
      <text:p text:style-name="Standard">│   │   <text:s text:c="4"/>├── jar</text:p>
      <text:p text:style-name="Standard">│   │   <text:s text:c="4"/>│   └── MANIFEST.MF</text:p>
      <text:p text:style-name="Standard">│   │   <text:s text:c="4"/>└── test</text:p>
      <text:p text:style-name="Standard">│   ├── build.gradle</text:p>
      <text:p text:style-name="Standard">│   ├── gradle</text:p>
      <text:p text:style-name="Standard">│   │   └── wrapper</text:p>
      <text:p text:style-name="Standard">│   │   <text:s text:c="4"/>├── gradle-wrapper.jar</text:p>
      <text:p text:style-name="Standard">│   │   <text:s text:c="4"/>└── gradle-wrapper.properties</text:p>
      <text:p text:style-name="Standard">│   ├── gradlew</text:p>
      <text:p text:style-name="Standard">│   ├── gradlew.bat</text:p>
      <text:p text:style-name="Standard">│   └── src</text:p>
      <text:p text:style-name="Standard">│   <text:s text:c="4"/>├── main</text:p>
      <text:p text:style-name="Standard">│   <text:s text:c="4"/>│   ├── java</text:p>
      <text:p text:style-name="Standard">│   <text:s text:c="4"/>│   │   └── com</text:p>
      <text:p text:style-name="Standard">│   <text:s text:c="4"/>│   │   <text:s text:c="4"/>└── example</text:p>
      <text:p text:style-name="Standard">│   <text:s text:c="4"/>│   │   <text:s text:c="8"/>└── order</text:p>
      <text:p text:style-name="Standard">│   <text:s text:c="4"/>│   │   <text:s text:c="12"/>├── OrderApplication.java</text:p>
      <text:p text:style-name="Standard">│   <text:s text:c="4"/>│   │   <text:s text:c="12"/>├── controllers</text:p>
      <text:p text:style-name="Standard">│   <text:s text:c="4"/>│   │   <text:s text:c="12"/>│   └── OrderController.java</text:p>
      <text:p text:style-name="Standard">│   <text:s text:c="4"/>│   │   <text:s text:c="12"/>├── entities</text:p>
      <text:p text:style-name="Standard">│   <text:s text:c="4"/>│   │   <text:s text:c="12"/>│   └── Order.java</text:p>
      <text:p text:style-name="Standard">│   <text:s text:c="4"/>│   │   <text:s text:c="12"/>├── kafka</text:p>
      <text:p text:style-name="Standard">│   <text:s text:c="4"/>│   │   <text:s text:c="12"/>│   └── OrderProducer.java</text:p>
      <text:p text:style-name="Standard">│   <text:s text:c="4"/>│   │   <text:s text:c="12"/>├── repositories</text:p>
      <text:p text:style-name="Standard">│   <text:s text:c="4"/>│   │   <text:s text:c="12"/>│   └── OrderRepository.java</text:p>
      <text:p text:style-name="Standard">│   <text:s text:c="4"/>│   │   <text:s text:c="12"/>└── services</text:p>
      <text:p text:style-name="Standard">│   <text:s text:c="4"/>│   │   <text:s text:c="16"/>└── OrderService.java</text:p>
      <text:p text:style-name="Standard">│   <text:s text:c="4"/>│   └── resources</text:p>
      <text:p text:style-name="Standard">│   <text:s text:c="4"/>│   <text:s text:c="4"/>├── application.yml</text:p>
      <text:p text:style-name="Standard">│   <text:s text:c="4"/>│   <text:s text:c="4"/>├── static</text:p>
      <text:p text:style-name="Standard">│   <text:s text:c="4"/>│   <text:s text:c="4"/>└── templates</text:p>
      <text:p text:style-name="Standard">│   <text:s text:c="4"/>└── test</text:p>
      <text:p text:style-name="Standard">│   <text:s text:c="8"/>├── java</text:p>
      <text:p text:style-name="Standard">│   <text:s text:c="8"/>│   └── com</text:p>
      <text:p text:style-name="Standard">│   <text:s text:c="8"/>│   <text:s text:c="4"/>└── example</text:p>
      <text:p text:style-name="Standard">│   <text:s text:c="8"/>│   <text:s text:c="8"/>└── order</text:p>
      <text:p text:style-name="Standard">│   <text:s text:c="8"/>│   <text:s text:c="12"/>└── OrderApplicationTests.java</text:p>
      <text:p text:style-name="Standard"><text:soft-page-break/>│   <text:s text:c="8"/>└── resources</text:p>
      <text:p text:style-name="Standard">│   <text:s text:c="12"/>└── application-test.yml</text:p>
      <text:p text:style-name="Standard">├── payment-service</text:p>
      <text:p text:style-name="Standard">│   ├── Dockerfile</text:p>
      <text:p text:style-name="Standard">│   ├── HELP.md</text:p>
      <text:p text:style-name="Standard">│   ├── build.gradle</text:p>
      <text:p text:style-name="Standard">│   ├── gradle</text:p>
      <text:p text:style-name="Standard">│   │   └── wrapper</text:p>
      <text:p text:style-name="Standard">│   │   <text:s text:c="4"/>├── gradle-wrapper.jar</text:p>
      <text:p text:style-name="Standard">│   │   <text:s text:c="4"/>└── gradle-wrapper.properties</text:p>
      <text:p text:style-name="Standard">│   ├── gradlew</text:p>
      <text:p text:style-name="Standard">│   ├── gradlew.bat</text:p>
      <text:p text:style-name="Standard">│   └── src</text:p>
      <text:p text:style-name="Standard">│   <text:s text:c="4"/>├── main</text:p>
      <text:p text:style-name="Standard">│   <text:s text:c="4"/>│   ├── java</text:p>
      <text:p text:style-name="Standard">│   <text:s text:c="4"/>│   │   └── com</text:p>
      <text:p text:style-name="Standard">│   <text:s text:c="4"/>│   │   <text:s text:c="4"/>└── example</text:p>
      <text:p text:style-name="Standard">│   <text:s text:c="4"/>│   │   <text:s text:c="8"/>└── payment</text:p>
      <text:p text:style-name="Standard">│   <text:s text:c="4"/>│   │   <text:s text:c="12"/>├── PaymentApplication.java</text:p>
      <text:p text:style-name="Standard">│   <text:s text:c="4"/>│   │   <text:s text:c="12"/>├── dto</text:p>
      <text:p text:style-name="Standard">│   <text:s text:c="4"/>│   │   <text:s text:c="12"/>│   └── Order.java</text:p>
      <text:p text:style-name="Standard">│   <text:s text:c="4"/>│   │   <text:s text:c="12"/>├── kafka</text:p>
      <text:p text:style-name="Standard">│   <text:s text:c="4"/>│   │   <text:s text:c="12"/>│   └── PaymentConsumer.java</text:p>
      <text:p text:style-name="Standard">│   <text:s text:c="4"/>│   │   <text:s text:c="12"/>└── services</text:p>
      <text:p text:style-name="Standard">│   <text:s text:c="4"/>│   │   <text:s text:c="16"/>└── PaymentService.java</text:p>
      <text:p text:style-name="Standard">│   <text:s text:c="4"/>│   └── resources</text:p>
      <text:p text:style-name="Standard">│   <text:s text:c="4"/>│   <text:s text:c="4"/>├── application.yml</text:p>
      <text:p text:style-name="Standard">│   <text:s text:c="4"/>│   <text:s text:c="4"/>├── static</text:p>
      <text:p text:style-name="Standard">│   <text:s text:c="4"/>│   <text:s text:c="4"/>└── templates</text:p>
      <text:p text:style-name="Standard">│   <text:s text:c="4"/>└── test</text:p>
      <text:p text:style-name="Standard">│   <text:s text:c="8"/>└── java</text:p>
      <text:p text:style-name="Standard">│   <text:s text:c="12"/>└── com</text:p>
      <text:p text:style-name="Standard">│   <text:s text:c="16"/>└── example</text:p>
      <text:p text:style-name="Standard">│   <text:s text:c="20"/>└── payment</text:p>
      <text:p text:style-name="Standard">│   <text:s text:c="24"/>└── PaymentApplicationTests.java</text:p>
      <text:p text:style-name="Standard">├── product-service</text:p>
      <text:p text:style-name="Standard">│   ├── Dockerfile</text:p>
      <text:p text:style-name="Standard">│   ├── HELP.md</text:p>
      <text:p text:style-name="Standard">│   ├── build.gradle</text:p>
      <text:p text:style-name="Standard">│   ├── gradle</text:p>
      <text:p text:style-name="Standard">│   │   └── wrapper</text:p>
      <text:p text:style-name="Standard">│   │   <text:s text:c="4"/>├── gradle-wrapper.jar</text:p>
      <text:p text:style-name="Standard">│   │   <text:s text:c="4"/>└── gradle-wrapper.properties</text:p>
      <text:p text:style-name="Standard">│   ├── gradlew</text:p>
      <text:p text:style-name="Standard">│   ├── gradlew.bat</text:p>
      <text:p text:style-name="Standard">│   └── src</text:p>
      <text:p text:style-name="Standard">│   <text:s text:c="4"/>├── main</text:p>
      <text:p text:style-name="Standard">│   <text:s text:c="4"/>│   ├── java</text:p>
      <text:p text:style-name="Standard">│   <text:s text:c="4"/>│   │   └── com</text:p>
      <text:p text:style-name="Standard">│   <text:s text:c="4"/>│   │   <text:s text:c="4"/>└── example</text:p>
      <text:p text:style-name="Standard">│   <text:s text:c="4"/>│   │   <text:s text:c="8"/>└── product</text:p>
      <text:p text:style-name="Standard">│   <text:s text:c="4"/>│   │   <text:s text:c="12"/>├── ProductApplication.java</text:p>
      <text:p text:style-name="Standard"><text:soft-page-break/>│   <text:s text:c="4"/>│   │   <text:s text:c="12"/>├── controllers</text:p>
      <text:p text:style-name="Standard">│   <text:s text:c="4"/>│   │   <text:s text:c="12"/>│   └── ProductController.java</text:p>
      <text:p text:style-name="Standard">│   <text:s text:c="4"/>│   │   <text:s text:c="12"/>├── entities</text:p>
      <text:p text:style-name="Standard">│   <text:s text:c="4"/>│   │   <text:s text:c="12"/>│   └── Product.java</text:p>
      <text:p text:style-name="Standard">│   <text:s text:c="4"/>│   │   <text:s text:c="12"/>├── repositories</text:p>
      <text:p text:style-name="Standard">│   <text:s text:c="4"/>│   │   <text:s text:c="12"/>│   └── ProductRepository.java</text:p>
      <text:p text:style-name="Standard">│   <text:s text:c="4"/>│   │   <text:s text:c="12"/>└── services</text:p>
      <text:p text:style-name="Standard">│   <text:s text:c="4"/>│   │   <text:s text:c="16"/>└── ProductService.java</text:p>
      <text:p text:style-name="Standard">│   <text:s text:c="4"/>│   └── resources</text:p>
      <text:p text:style-name="Standard">│   <text:s text:c="4"/>│   <text:s text:c="4"/>├── application.yml</text:p>
      <text:p text:style-name="Standard">│   <text:s text:c="4"/>│   <text:s text:c="4"/>├── static</text:p>
      <text:p text:style-name="Standard">│   <text:s text:c="4"/>│   <text:s text:c="4"/>└── templates</text:p>
      <text:p text:style-name="Standard">│   <text:s text:c="4"/>└── test</text:p>
      <text:p text:style-name="Standard">│   <text:s text:c="8"/>├── java</text:p>
      <text:p text:style-name="Standard">│   <text:s text:c="8"/>│   └── com</text:p>
      <text:p text:style-name="Standard">│   <text:s text:c="8"/>│   <text:s text:c="4"/>└── example</text:p>
      <text:p text:style-name="Standard">│   <text:s text:c="8"/>│   <text:s text:c="8"/>└── product</text:p>
      <text:p text:style-name="Standard">│   <text:s text:c="8"/>│   <text:s text:c="12"/>└── ProductApplicationTests.java</text:p>
      <text:p text:style-name="Standard">│   <text:s text:c="8"/>└── resources</text:p>
      <text:p text:style-name="Standard">│   <text:s text:c="12"/>└── application-test.yml</text:p>
      <text:p text:style-name="Standard">├── settings.gradle</text:p>
      <text:p text:style-name="Standard">└── user-service</text:p>
      <text:p text:style-name="Standard"><text:s text:c="4"/>├── Dockerfile</text:p>
      <text:p text:style-name="Standard"><text:s text:c="4"/>├── HELP.md</text:p>
      <text:p text:style-name="Standard"><text:s text:c="4"/>├── build.gradle</text:p>
      <text:p text:style-name="Standard"><text:s text:c="4"/>├── error.txt</text:p>
      <text:p text:style-name="Standard"><text:s text:c="4"/>├── gradle</text:p>
      <text:p text:style-name="Standard"><text:s text:c="4"/>│   └── wrapper</text:p>
      <text:p text:style-name="Standard"><text:s text:c="4"/>│   <text:s text:c="4"/>├── gradle-wrapper.jar</text:p>
      <text:p text:style-name="Standard"><text:s text:c="4"/>│   <text:s text:c="4"/>└── gradle-wrapper.properties</text:p>
      <text:p text:style-name="Standard"><text:s text:c="4"/>├── gradlew</text:p>
      <text:p text:style-name="Standard"><text:s text:c="4"/>├── gradlew.bat</text:p>
      <text:p text:style-name="Standard"><text:s text:c="4"/>└── src</text:p>
      <text:p text:style-name="Standard"><text:s text:c="8"/>├── main</text:p>
      <text:p text:style-name="Standard"><text:s text:c="8"/>│   ├── java</text:p>
      <text:p text:style-name="Standard"><text:s text:c="8"/>│   │   └── com</text:p>
      <text:p text:style-name="Standard"><text:s text:c="8"/>│   │   <text:s text:c="4"/>└── example</text:p>
      <text:p text:style-name="Standard"><text:s text:c="8"/>│   │   <text:s text:c="8"/>└── user</text:p>
      <text:p text:style-name="Standard"><text:s text:c="8"/>│   │   <text:s text:c="12"/>├── UserApplication.java</text:p>
      <text:p text:style-name="Standard"><text:s text:c="8"/>│   │   <text:s text:c="12"/>├── controllers</text:p>
      <text:p text:style-name="Standard"><text:s text:c="8"/>│   │   <text:s text:c="12"/>│   └── AuthController.java</text:p>
      <text:p text:style-name="Standard"><text:s text:c="8"/>│   │   <text:s text:c="12"/>├── dto</text:p>
      <text:p text:style-name="Standard"><text:s text:c="8"/>│   │   <text:s text:c="12"/>│   └── AuthRequest.java</text:p>
      <text:p text:style-name="Standard"><text:s text:c="8"/>│   │   <text:s text:c="12"/>├── entities</text:p>
      <text:p text:style-name="Standard"><text:s text:c="8"/>│   │   <text:s text:c="12"/>│   └── User.java</text:p>
      <text:p text:style-name="Standard"><text:s text:c="8"/>│   │   <text:s text:c="12"/>├── repositories</text:p>
      <text:p text:style-name="Standard"><text:s text:c="8"/>│   │   <text:s text:c="12"/>│   └── UserRepository.java</text:p>
      <text:p text:style-name="Standard"><text:s text:c="8"/>│   │   <text:s text:c="12"/>├── security</text:p>
      <text:p text:style-name="Standard"><text:s text:c="8"/>│   │   <text:s text:c="12"/>│   └── JwtUtil.java</text:p>
      <text:p text:style-name="Standard"><text:s text:c="8"/>│   │   <text:s text:c="12"/>└── services</text:p>
      <text:p text:style-name="Standard"><text:s text:c="8"/>│   │   <text:s text:c="16"/>├── SecurityConfig.java</text:p>
      <text:p text:style-name="Standard"><text:s text:c="8"/>│   │   <text:s text:c="16"/>└── UserService.java</text:p>
      <text:p text:style-name="Standard"><text:soft-page-break/><text:s text:c="8"/>│   └── resources</text:p>
      <text:p text:style-name="Standard"><text:s text:c="8"/>│   <text:s text:c="4"/>├── application.yml</text:p>
      <text:p text:style-name="Standard"><text:s text:c="8"/>│   <text:s text:c="4"/>├── static</text:p>
      <text:p text:style-name="Standard"><text:s text:c="8"/>│   <text:s text:c="4"/>└── templates</text:p>
      <text:p text:style-name="Standard"><text:s text:c="8"/>└── test</text:p>
      <text:p text:style-name="Standard"><text:s text:c="12"/>├── java</text:p>
      <text:p text:style-name="Standard"><text:s text:c="12"/>│   └── com</text:p>
      <text:p text:style-name="Standard"><text:s text:c="12"/>│   <text:s text:c="4"/>└── example</text:p>
      <text:p text:style-name="Standard"><text:s text:c="12"/>│   <text:s text:c="8"/>└── user</text:p>
      <text:p text:style-name="Standard"><text:s text:c="12"/>│   <text:s text:c="12"/>└── UserApplicationTests.java</text:p>
      <text:p text:style-name="Standard"><text:s text:c="12"/>└── resources</text:p>
      <text:p text:style-name="Standard"><text:s text:c="16"/>└── application-test.yml</text:p>
      <text:p text:style-name="Standard"/>
      <text:p text:style-name="Standard"/>
      <text:p text:style-name="P1">User Service</text:p>
      <text:p text:style-name="P1"/>
      <text:p text:style-name="P2">UserApplication.java:</text:p>
      <text:p text:style-name="P2"/>
      <text:list xml:id="list35612500" text:continue-numbering="true" text:style-name="L2">
        <text:list-item>
          <text:list>
            <text:list-header>
              <text:p text:style-name="P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50S</meta:editing-duration>
    <meta:editing-cycles>4</meta:editing-cycles>
    <meta:generator>OpenOffice/4.1.15$Win32 OpenOffice.org_project/4115m2$Build-9813</meta:generator>
    <dc:date>2025-02-28T15:35:15.98</dc:date>
    <meta:document-statistic meta:table-count="0" meta:image-count="0" meta:object-count="0" meta:page-count="6" meta:paragraph-count="264" meta:word-count="1103" meta:character-count="8507"/>
    <meta:user-defined meta:name="Info 1"/>
    <meta:user-defined meta:name="Info 2"/>
    <meta:user-defined meta:name="Info 3"/>
    <meta:user-defined meta:name="Info 4"/>
  </office:meta>
</office:document-meta>
</file>